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5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5-01-1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1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296" calcext:value-type="float">
            <text:p>64.0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3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4-01-31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2-0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1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2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2-0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11-0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7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05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2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1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0744" calcext:value-type="float">
            <text:p>62.3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0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24982857143" calcext:value-type="float">
            <text:p>64.4024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87698064516" calcext:value-type="float">
            <text:p>63.6287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2096" calcext:value-type="float">
            <text:p>64.36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56740645161" calcext:value-type="float">
            <text:p>64.5956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85184" calcext:value-type="float">
            <text:p>63.88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20552258065" calcext:value-type="float">
            <text:p>63.4420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30670344828" calcext:value-type="float">
            <text:p>62.61306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35659354839" calcext:value-type="float">
            <text:p>62.6735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45837419355" calcext:value-type="float">
            <text:p>62.7545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1048" calcext:value-type="float">
            <text:p>62.9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63238709677" calcext:value-type="float">
            <text:p>63.256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37432" calcext:value-type="float">
            <text:p>65.15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97672258065" calcext:value-type="float">
            <text:p>65.7097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5966451613" calcext:value-type="float">
            <text:p>65.3035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70792" calcext:value-type="float">
            <text:p>64.6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45163870968" calcext:value-type="float">
            <text:p>65.2145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19456" calcext:value-type="float">
            <text:p>63.5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48717419355" calcext:value-type="float">
            <text:p>63.5348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2528571429" calcext:value-type="float">
            <text:p>63.6362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2260645161" calcext:value-type="float">
            <text:p>63.6782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42929032258" calcext:value-type="float">
            <text:p>63.844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07912" calcext:value-type="float">
            <text:p>64.14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65241290323" calcext:value-type="float">
            <text:p>64.6865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7352" calcext:value-type="float">
            <text:p>66.4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1976774194" calcext:value-type="float">
            <text:p>66.3761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2420645161" calcext:value-type="float">
            <text:p>66.0922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4488" calcext:value-type="float">
            <text:p>65.54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60072258065" calcext:value-type="float">
            <text:p>66.1060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5184" calcext:value-type="float">
            <text:p>64.5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28521290323" calcext:value-type="float">
            <text:p>64.262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3677142857" calcext:value-type="float">
            <text:p>64.44636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23078709677" calcext:value-type="float">
            <text:p>64.652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6503225806" calcext:value-type="float">
            <text:p>64.995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3432" calcext:value-type="float">
            <text:p>65.38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62905806452" calcext:value-type="float">
            <text:p>66.1362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852" calcext:value-type="float">
            <text:p>67.90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5227692308" calcext:value-type="float">
            <text:p>67.60452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1786666667" calcext:value-type="float">
            <text:p>67.0461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94392" calcext:value-type="float">
            <text:p>67.03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1063225807" calcext:value-type="float">
            <text:p>68.2631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59656" calcext:value-type="float">
            <text:p>66.47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4526451613" calcext:value-type="float">
            <text:p>66.8184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3668571429" calcext:value-type="float">
            <text:p>65.81836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87184" calcext:value-type="float">
            <text:p>65.48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5488" calcext:value-type="float">
            <text:p>67.7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18691612903" calcext:value-type="float">
            <text:p>67.9018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2490322581" calcext:value-type="float">
            <text:p>67.979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5288" calcext:value-type="float">
            <text:p>67.32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43618064516" calcext:value-type="float">
            <text:p>67.984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91344" calcext:value-type="float">
            <text:p>67.03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941" calcext:value-type="float">
            <text:p>66.20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0112" calcext:value-type="float">
            <text:p>66.4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6193548387" calcext:value-type="float">
            <text:p>67.107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26575483871" calcext:value-type="float">
            <text:p>66.712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14435555556" calcext:value-type="float">
            <text:p>66.61144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1606153846" calcext:value-type="float">
            <text:p>64.82416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8527272727" calcext:value-type="float">
            <text:p>66.8128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21992258065" calcext:value-type="float">
            <text:p>67.6421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3223225806" calcext:value-type="float">
            <text:p>66.9433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59728" calcext:value-type="float">
            <text:p>66.68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57558709677" calcext:value-type="float">
            <text:p>67.8557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70912" calcext:value-type="float">
            <text:p>67.55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565" calcext:value-type="float">
            <text:p>65.861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19813333334" calcext:value-type="float">
            <text:p>64.281981333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35112258065" calcext:value-type="float">
            <text:p>64.4235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57304" calcext:value-type="float">
            <text:p>64.6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6263225806" calcext:value-type="float">
            <text:p>65.1846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5568" calcext:value-type="float">
            <text:p>66.2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34322580645" calcext:value-type="float">
            <text:p>66.913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90541935484" calcext:value-type="float">
            <text:p>66.789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8496" calcext:value-type="float">
            <text:p>66.69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08810322581" calcext:value-type="float">
            <text:p>67.320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8952" calcext:value-type="float">
            <text:p>67.0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51032" calcext:value-type="float">
            <text:p>65.8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6995" calcext:value-type="float">
            <text:p>65.7946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6149677419" calcext:value-type="float">
            <text:p>64.2826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50912941176" calcext:value-type="float">
            <text:p>63.6850912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1795" calcext:value-type="float">
            <text:p>63.891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97811612903" calcext:value-type="float">
            <text:p>64.1497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8032" calcext:value-type="float">
            <text:p>64.99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41112258065" calcext:value-type="float">
            <text:p>65.4141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93630967742" calcext:value-type="float">
            <text:p>65.2293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88016" calcext:value-type="float">
            <text:p>65.7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65442580645" calcext:value-type="float">
            <text:p>66.666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55456" calcext:value-type="float">
            <text:p>65.6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3987096774" calcext:value-type="float">
            <text:p>64.629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24532413793" calcext:value-type="float">
            <text:p>64.4024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5886" calcext:value-type="float">
            <text:p>63.095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74504" calcext:value-type="float">
            <text:p>63.21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9476129032" calcext:value-type="float">
            <text:p>63.4659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8608" calcext:value-type="float">
            <text:p>64.39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89584516129" calcext:value-type="float">
            <text:p>65.088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742" calcext:value-type="float">
            <text:p>64.864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659" calcext:value-type="float">
            <text:p>64.15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6656" calcext:value-type="float">
            <text:p>64.1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9554" calcext:value-type="float">
            <text:p>64.249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6308" calcext:value-type="float">
            <text:p>64.18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6996129032" calcext:value-type="float">
            <text:p>64.5296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60408" calcext:value-type="float">
            <text:p>64.4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35138461539" calcext:value-type="float">
            <text:p>63.28351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7172" calcext:value-type="float">
            <text:p>62.71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3460645161" calcext:value-type="float">
            <text:p>63.4953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4172" calcext:value-type="float">
            <text:p>62.84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17512" calcext:value-type="float">
            <text:p>62.93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6676129032" calcext:value-type="float">
            <text:p>63.1306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56584" calcext:value-type="float">
            <text:p>63.86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77804444445" calcext:value-type="float">
            <text:p>64.847780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10912" calcext:value-type="float">
            <text:p>65.27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06418461538" calcext:value-type="float">
            <text:p>65.450641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50381935484" calcext:value-type="float">
            <text:p>64.3750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28331428572" calcext:value-type="float">
            <text:p>63.16283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2237419355" calcext:value-type="float">
            <text:p>62.9222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5406451613" calcext:value-type="float">
            <text:p>62.188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9384" calcext:value-type="float">
            <text:p>62.29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62668387097" calcext:value-type="float">
            <text:p>62.7262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596" calcext:value-type="float">
            <text:p>63.56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27014193548" calcext:value-type="float">
            <text:p>64.4827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09610322581" calcext:value-type="float">
            <text:p>64.150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5941" calcext:value-type="float">
            <text:p>64.805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51466666667" calcext:value-type="float">
            <text:p>63.6151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13255172414" calcext:value-type="float">
            <text:p>63.5513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8436129032" calcext:value-type="float">
            <text:p>63.014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88054193548" calcext:value-type="float">
            <text:p>63.0288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8104" calcext:value-type="float">
            <text:p>63.3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61842580645" calcext:value-type="float">
            <text:p>63.7861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9776" calcext:value-type="float">
            <text:p>65.42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91310967742" calcext:value-type="float">
            <text:p>65.6591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57530322581" calcext:value-type="float">
            <text:p>65.9157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17096" calcext:value-type="float">
            <text:p>65.95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31326451613" calcext:value-type="float">
            <text:p>66.1631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87408" calcext:value-type="float">
            <text:p>65.71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22327741936" calcext:value-type="float">
            <text:p>64.5922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8705714286" calcext:value-type="float">
            <text:p>64.1698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7909677419" calcext:value-type="float">
            <text:p>64.547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13318709677" calcext:value-type="float">
            <text:p>63.701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89888" calcext:value-type="float">
            <text:p>63.6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40095483871" calcext:value-type="float">
            <text:p>63.814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1128" calcext:value-type="float">
            <text:p>64.50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10756129032" calcext:value-type="float">
            <text:p>64.871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03927741936" calcext:value-type="float">
            <text:p>65.1103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11696" calcext:value-type="float">
            <text:p>65.44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7488" calcext:value-type="float">
            <text:p>67.2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0208695652" calcext:value-type="float">
            <text:p>64.44002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6773333333" calcext:value-type="float">
            <text:p>64.3896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48180645161" calcext:value-type="float">
            <text:p>64.604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15563870968" calcext:value-type="float">
            <text:p>64.3915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46384" calcext:value-type="float">
            <text:p>64.59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21339354839" calcext:value-type="float">
            <text:p>64.9321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9472" calcext:value-type="float">
            <text:p>65.76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77898947369" calcext:value-type="float">
            <text:p>66.4577898947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97173333333" calcext:value-type="float">
            <text:p>67.2497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98072" calcext:value-type="float">
            <text:p>67.18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2456774194" calcext:value-type="float">
            <text:p>66.3792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2352" calcext:value-type="float">
            <text:p>67.3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8583225806" calcext:value-type="float">
            <text:p>65.8978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68494285714" calcext:value-type="float">
            <text:p>65.79684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28609032258" calcext:value-type="float">
            <text:p>66.1028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3107096774" calcext:value-type="float">
            <text:p>66.2113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4604" calcext:value-type="float">
            <text:p>66.55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6040516129" calcext:value-type="float">
            <text:p>67.0360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24752" calcext:value-type="float">
            <text:p>67.96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7623225807" calcext:value-type="float">
            <text:p>69.7017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96224" calcext:value-type="float">
            <text:p>69.41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1943225806" calcext:value-type="float">
            <text:p>69.7291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77776" calcext:value-type="float">
            <text:p>69.7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7079483871" calcext:value-type="float">
            <text:p>68.417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76336551724" calcext:value-type="float">
            <text:p>68.19763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2180645161" calcext:value-type="float">
            <text:p>68.567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57432258064" calcext:value-type="float">
            <text:p>68.565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2408" calcext:value-type="float">
            <text:p>68.95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7739354839" calcext:value-type="float">
            <text:p>69.2907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6823225807" calcext:value-type="float">
            <text:p>70.9666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39233548387" calcext:value-type="float">
            <text:p>71.063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9744" calcext:value-type="float">
            <text:p>70.4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6539354839" calcext:value-type="float">
            <text:p>70.616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63136" calcext:value-type="float">
            <text:p>71.54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6023225807" calcext:value-type="float">
            <text:p>69.9456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20048571429" calcext:value-type="float">
            <text:p>69.2720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62270967742" calcext:value-type="float">
            <text:p>69.856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43481290323" calcext:value-type="float">
            <text:p>69.374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69496" calcext:value-type="float">
            <text:p>69.77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15762580645" calcext:value-type="float">
            <text:p>70.3515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38435862069" calcext:value-type="float">
            <text:p>90.5038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01964137931" calcext:value-type="float">
            <text:p>90.4101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09096774194" calcext:value-type="float">
            <text:p>90.360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21883076923" calcext:value-type="float">
            <text:p>88.90218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9419354839" calcext:value-type="float">
            <text:p>86.636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6116129032" calcext:value-type="float">
            <text:p>85.542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77142857143" calcext:value-type="float">
            <text:p>84.037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6864516129" calcext:value-type="float">
            <text:p>84.29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2096" calcext:value-type="float">
            <text:p>84.8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9632" calcext:value-type="float">
            <text:p>84.9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19174193549" calcext:value-type="float">
            <text:p>85.6419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8219354839" calcext:value-type="float">
            <text:p>89.867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72722580645" calcext:value-type="float">
            <text:p>90.017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56851612903" calcext:value-type="float">
            <text:p>87.765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2903225807" calcext:value-type="float">
            <text:p>84.975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5724137931" calcext:value-type="float">
            <text:p>83.8935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16877419355" calcext:value-type="float">
            <text:p>84.541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1296" calcext:value-type="float">
            <text:p>84.7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0683870968" calcext:value-type="float">
            <text:p>85.633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3987096774" calcext:value-type="float">
            <text:p>89.775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1780645161" calcext:value-type="float">
            <text:p>89.964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74167741936" calcext:value-type="float">
            <text:p>86.257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3096" calcext:value-type="float">
            <text:p>87.7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69264516129" calcext:value-type="float">
            <text:p>85.406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85257142857" calcext:value-type="float">
            <text:p>83.998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7716129032" calcext:value-type="float">
            <text:p>84.536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24567741935" calcext:value-type="float">
            <text:p>84.672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4784" calcext:value-type="float">
            <text:p>84.5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60129032258" calcext:value-type="float">
            <text:p>85.226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78245161291" calcext:value-type="float">
            <text:p>88.1678245161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94219354839" calcext:value-type="float">
            <text:p>87.429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5288" calcext:value-type="float">
            <text:p>87.7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81625806452" calcext:value-type="float">
            <text:p>86.448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4606451613" calcext:value-type="float">
            <text:p>84.027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7057142857" calcext:value-type="float">
            <text:p>83.9147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7535483871" calcext:value-type="float">
            <text:p>84.25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72516129032" calcext:value-type="float">
            <text:p>84.567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4328" calcext:value-type="float">
            <text:p>85.1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20051612903" calcext:value-type="float">
            <text:p>84.992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59535483871" calcext:value-type="float">
            <text:p>90.035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88180645161" calcext:value-type="float">
            <text:p>88.988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1187096774" calcext:value-type="float">
            <text:p>87.91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6072" calcext:value-type="float">
            <text:p>86.9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70658064516" calcext:value-type="float">
            <text:p>85.047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65228571429" calcext:value-type="float">
            <text:p>84.846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38193548387" calcext:value-type="float">
            <text:p>86.233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22425806452" calcext:value-type="float">
            <text:p>84.802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7728" calcext:value-type="float">
            <text:p>85.7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632" calcext:value-type="float">
            <text:p>86.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3905882353" calcext:value-type="float">
            <text:p>90.17239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39111170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14707692308" calcext:value-type="float">
            <text:p>87.3814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20" meta:object-count="0"/>
    <meta:user-defined meta:name="AppVersion">3.0</meta:user-defined>
  </office:meta>
</office:document-meta>
</file>